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2" draw:layer="layout" svg:x1="2.891cm" svg:y1="8.573cm" svg:x2="11.781cm" svg:y2="13.018cm">
          <text:p text:style-name="P1"><text:s/></text:p>
        </draw:line>
        <draw:line draw:style-name="gr2" draw:text-style-name="P2" draw:layer="layout" svg:x1="11.781cm" svg:y1="13.018cm" svg:x2="11.781cm" svg:y2="5.398cm">
          <text:p text:style-name="P3"/>
        </draw:line>
        <draw:line draw:style-name="gr2" draw:text-style-name="P2" draw:layer="layout" svg:x1="2.891cm" svg:y1="0.953cm" svg:x2="11.781cm" svg:y2="5.398cm">
          <text:p text:style-name="P3"/>
        </draw:line>
        <draw:line draw:style-name="gr2" draw:text-style-name="P2" draw:layer="layout" svg:x1="2.891cm" svg:y1="0.953cm" svg:x2="2.891cm" svg:y2="8.573cm">
          <text:p text:style-name="P3"/>
        </draw:line>
        <draw:frame draw:style-name="gr3" draw:text-style-name="P3" draw:layer="layout" svg:width="3.175cm" svg:height="1.905cm" draw:transform="rotate (-0.482059939401929) translate (3.774cm 1.603cm)">
          <draw:text-box>
            <text:p text:style-name="P3">G18</text:p>
            <text:p text:style-name="P3">XZ Plane</text:p>
          </draw:text-box>
        </draw:frame>
        <draw:line draw:style-name="gr4" draw:text-style-name="P2" draw:layer="layout" svg:x1="4.796cm" svg:y1="8.573cm" svg:x2="8.606cm" svg:y2="6.033cm">
          <text:p text:style-name="P3"/>
        </draw:line>
        <draw:line draw:style-name="gr4" draw:text-style-name="P2" draw:layer="layout" svg:x1="6.701cm" svg:y1="9.208cm" svg:x2="6.701cm" svg:y2="5.398cm">
          <text:p text:style-name="P3"/>
        </draw:line>
        <draw:line draw:style-name="gr4" draw:text-style-name="P2" draw:layer="layout" svg:x1="4.161cm" svg:y1="6.033cm" svg:x2="9.241cm" svg:y2="8.573cm">
          <text:p text:style-name="P3"/>
        </draw:line>
        <draw:frame draw:style-name="gr5" draw:text-style-name="P1" draw:layer="layout" svg:width="1.27cm" svg:height="1.038cm" svg:x="9.241cm" svg:y="8.17cm">
          <draw:text-box>
            <text:p text:style-name="P1">X</text:p>
          </draw:text-box>
        </draw:frame>
        <draw:frame draw:style-name="gr5" draw:text-style-name="P1" draw:layer="layout" svg:width="1.27cm" svg:height="1.038cm" svg:x="6.066cm" svg:y="4.128cm">
          <draw:text-box>
            <text:p text:style-name="P1">Z</text:p>
          </draw:text-box>
        </draw:frame>
        <draw:frame draw:style-name="gr5" draw:text-style-name="P1" draw:layer="layout" svg:width="1.27cm" svg:height="1.038cm" svg:x="8.606cm" svg:y="4.995cm">
          <draw:text-box>
            <text:p text:style-name="P1"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318cm" fo:margin-bottom="1.299cm" fo:margin-left="0.351cm" fo:margin-right="0.384cm" fo:page-width="15.24cm" fo:page-height="15.2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ohn Thornton</meta:initial-creator>
    <meta:creation-date>2008-11-16T07:50:22</meta:creation-date>
    <dc:creator>John Thornton</dc:creator>
    <dc:date>2008-11-16T08:02:41</dc:date>
    <dc:language>en-US</dc:language>
    <meta:editing-cycles>3</meta:editing-cycles>
    <meta:editing-duration>PT12M2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